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UPABASE_URL=https://ewuiyddfoixdoviwcrzo.supabase.co</text:span></text:p>
      <text:p text:style-name="P1"><text:span text:style-name="T1">SUPABASE_SERVICE_KEY=eyJhbGciOiJIUzI1NiIsInR5cCI6IkpXVCJ9.eyJpc3MiOiJzdXBhYmFzZSIsInJlZiI6ImV3dWl5ZGRmb2l4ZG92aXdjcnpvIiwicm9sZSI6InNlcnZpY2Vfcm9sZSIsImlhdCI6MTc2NTQ4ODU2MSwiZXhwIjoyMDgxMDY0NTYxfQ.rv6Mv84bqOB6m-kUx5rqaKe3MikuDtfTlzH5WdWAIU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3</meta:generator>
  </office:meta>
</office:document-meta>
</file>